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font-weight="bold" officeooo:rsid="001d99b8" officeooo:paragraph-rsid="001d99b8" style:font-size-asian="14pt" style:font-weight-asian="bold" style:font-size-complex="14pt" style:font-weight-complex="bold"/>
    </style:style>
    <style:style style:name="P2" style:family="paragraph" style:parent-style-name="Text_20_body">
      <style:text-properties fo:font-size="14pt" fo:font-weight="bold" officeooo:rsid="001d99b8" officeooo:paragraph-rsid="001d99b8" style:font-size-asian="14pt" style:font-weight-asian="bold" style:font-size-complex="14pt" style:font-weight-complex="bold"/>
    </style:style>
    <style:style style:name="P3" style:family="paragraph" style:parent-style-name="Text_20_body">
      <style:text-properties fo:font-size="14pt" style:font-size-asian="12.25pt" style:font-size-complex="14pt"/>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margin-top="0cm" fo:margin-bottom="0cm" style:contextual-spacing="false" fo:text-indent="0cm" style:auto-text-indent="false"/>
    </style:style>
    <style:style style:name="P6" style:family="paragraph" style:parent-style-name="Text_20_body">
      <style:paragraph-properties fo:margin-left="0cm" fo:margin-right="0cm" fo:text-indent="0cm" style:auto-text-indent="false"/>
      <style:text-properties officeooo:rsid="001d99b8"/>
    </style:style>
    <style:style style:name="P7" style:family="paragraph" style:parent-style-name="Text_20_body">
      <style:paragraph-properties fo:margin-left="0cm" fo:margin-right="0cm" fo:text-indent="0cm" style:auto-text-indent="false"/>
      <style:text-properties officeooo:rsid="001d99b8" officeooo:paragraph-rsid="001d99b8"/>
    </style:style>
    <style:style style:name="P8" style:family="paragraph" style:parent-style-name="Text_20_body">
      <style:text-properties officeooo:rsid="001d99b8" officeooo:paragraph-rsid="001d99b8"/>
    </style:style>
    <style:style style:name="P9" style:family="paragraph" style:parent-style-name="Text_20_body">
      <style:text-properties officeooo:paragraph-rsid="001d99b8"/>
    </style:style>
    <style:style style:name="P10" style:family="paragraph" style:parent-style-name="Standard">
      <style:text-properties fo:font-size="14pt" fo:font-weight="normal" officeooo:rsid="001d99b8" officeooo:paragraph-rsid="001d99b8" style:font-size-asian="14pt" style:font-weight-asian="normal" style:font-size-complex="14pt" style:font-weight-complex="normal"/>
    </style:style>
    <style:style style:name="P11" style:family="paragraph" style:parent-style-name="Text_20_body" style:list-style-name="L1">
      <style:paragraph-properties fo:margin-left="0cm" fo:margin-right="0cm" fo:margin-top="0cm" fo:margin-bottom="0cm" style:contextual-spacing="false" fo:text-indent="0cm" style:auto-text-indent="false"/>
    </style:style>
    <style:style style:name="P12" style:family="paragraph" style:parent-style-name="Text_20_body" style:list-style-name="L1">
      <style:paragraph-properties fo:margin-left="0cm" fo:margin-right="0cm" fo:text-indent="0cm" style:auto-text-indent="false"/>
    </style:style>
    <style:style style:name="P13" style:family="paragraph" style:parent-style-name="Text_20_body" style:list-style-name="L2">
      <style:text-properties officeooo:paragraph-rsid="001d99b8"/>
    </style:style>
    <style:style style:name="P14" style:family="paragraph" style:parent-style-name="Text_20_body" style:list-style-name="L2">
      <style:text-properties officeooo:rsid="001d99b8" officeooo:paragraph-rsid="001d99b8"/>
    </style:style>
    <style:style style:name="P15" style:family="paragraph" style:parent-style-name="Text_20_body" style:list-style-name="L2">
      <style:text-properties officeooo:rsid="001d99b8" officeooo:paragraph-rsid="001ecce6"/>
    </style:style>
    <style:style style:name="P16" style:family="paragraph" style:parent-style-name="Text_20_body" style:list-style-name="L4">
      <style:text-properties officeooo:rsid="001d99b8" officeooo:paragraph-rsid="001d99b8"/>
    </style:style>
    <style:style style:name="P17" style:family="paragraph" style:parent-style-name="Text_20_body" style:list-style-name="L3">
      <style:text-properties fo:font-weight="bold" officeooo:rsid="001d99b8" officeooo:paragraph-rsid="001d99b8" style:font-weight-asian="bold" style:font-weight-complex="bold"/>
    </style:style>
    <style:style style:name="P18" style:family="paragraph" style:parent-style-name="Text_20_body" style:list-style-name="L4">
      <style:paragraph-properties fo:margin-left="0cm" fo:margin-right="0cm" fo:margin-top="0cm" fo:margin-bottom="0cm" style:contextual-spacing="false" fo:text-indent="0cm" style:auto-text-indent="false"/>
    </style:style>
    <style:style style:name="P19" style:family="paragraph" style:parent-style-name="Text_20_body" style:list-style-name="L4">
      <style:paragraph-properties fo:margin-left="0cm" fo:margin-right="0cm" fo:text-indent="0cm" style:auto-text-indent="false"/>
    </style:style>
    <style:style style:name="T1" style:family="text">
      <style:text-properties loext:padding-left="0cm" loext:padding-right="0cm" loext:padding-top="0cm" loext:padding-bottom="0.049cm" loext:border-left="none" loext:border-right="none" loext:border-top="none" loext:border-bottom="0.06pt dotted #000000"/>
    </style:style>
    <style:style style:name="T2" style:family="text">
      <style:text-properties fo:font-size="14pt" style:font-size-asian="14pt" style:font-size-complex="14pt"/>
    </style:style>
    <style:style style:name="T3" style:family="text">
      <style:text-properties fo:font-size="14pt" style:font-size-asian="14pt" style:font-size-complex="14pt" loext:padding-left="0cm" loext:padding-right="0cm" loext:padding-top="0cm" loext:padding-bottom="0.049cm" loext:border-left="none" loext:border-right="none" loext:border-top="none" loext:border-bottom="0.06pt dotted #000000"/>
    </style:style>
    <style:style style:name="T4" style:family="text">
      <style:text-properties fo:font-size="14pt" officeooo:rsid="001d99b8" style:font-size-asian="14pt" style:font-size-complex="14pt"/>
    </style:style>
    <style:style style:name="T5" style:family="text">
      <style:text-properties style:font-size-asian="14pt"/>
    </style:style>
    <style:style style:name="T6" style:family="text">
      <style:text-properties fo:font-weight="normal" style:font-weight-asian="normal" style:font-weight-complex="normal"/>
    </style:style>
    <style:style style:name="T7" style:family="text">
      <style:text-properties fo:font-weight="normal" style:font-weight-asian="normal" style:font-weight-complex="normal" loext:padding="0cm" loext:border="none"/>
    </style:style>
    <style:style style:name="T8" style:family="text">
      <style:text-properties fo:font-weight="normal" officeooo:rsid="001d99b8" style:font-weight-asian="normal" style:font-weight-complex="normal" loext:padding="0cm" loext:border="none"/>
    </style:style>
    <style:style style:name="T9" style:family="text">
      <style:text-properties fo:font-weight="normal" officeooo:rsid="001ecce6" style:font-weight-asian="normal" style:font-weight-complex="normal" loext:padding="0cm" loext:border="non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officeooo:rsid="001d99b8" style:font-weight-asian="normal" style:font-weight-complex="normal" loext:padding="0cm" loext:border="none"/>
    </style:style>
    <style:style style:name="T12" style:family="text">
      <style:text-properties loext:padding="0cm" loext:border="none"/>
    </style:style>
    <style:style style:name="T13" style:family="text">
      <style:text-properties fo:font-weight="bold" officeooo:rsid="001d99b8" style:font-weight-asian="bold" style:font-weight-complex="bold" loext:padding="0cm" loext:border="none"/>
    </style:style>
    <style:style style:name="T14" style:family="text">
      <style:text-properties fo:font-weight="bold" officeooo:rsid="001ecce6" style:font-weight-asian="bold" style:font-weight-complex="bold" loext:padding="0cm" loext:border="none"/>
    </style:style>
    <style:style style:name="T15" style:family="text">
      <style:text-properties officeooo:rsid="001ffaa3"/>
    </style:style>
    <style:style style:name="T16" style:family="text">
      <style:text-properties officeooo:rsid="00212402"/>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5">Título de la tarea: </text:span></text:span><text:span text:style-name="T5">Sistemas operativos y software de un sistema informático.</text:span></text:p>
      <text:p text:style-name="P5"><text:span text:style-name="Strong_20_Emphasis"><text:span text:style-name="T2">Unidad: </text:span></text:span><text:span text:style-name="T2">02. Software de un sistema informático.</text:span></text:p>
      <text:p text:style-name="P5"><text:span text:style-name="Strong_20_Emphasis"><text:span text:style-name="T2">Ciclo formativo y módulo: </text:span></text:span><text:span text:style-name="acronym"><text:span text:style-name="T3">DAM</text:span></text:span><text:span text:style-name="T2">/</text:span><text:span text:style-name="acronym"><text:span text:style-name="T3">DAW SI</text:span></text:span></text:p>
      <text:p text:style-name="P5"><text:span text:style-name="Strong_20_Emphasis"><text:span text:style-name="T2">Curso académico: </text:span></text:span><text:span text:style-name="T2">202</text:span><text:span text:style-name="T4">3</text:span><text:span text:style-name="T2">/202</text:span><text:span text:style-name="T4">4</text:span></text:p>
      <text:p text:style-name="P1">Nombre: <text:span text:style-name="T6">Matias Agustin Pennino</text:span></text:p>
      <text:p text:style-name="P10"/>
      <text:p text:style-name="P2"><text:span text:style-name="Strong_20_Emphasis"><text:span text:style-name="T10">Actividad 1</text:span></text:span><text:span text:style-name="Strong_20_Emphasis">.- Tipos de aplicaciones informáticas.</text:span></text:p>
      <text:p text:style-name="P5">Indica, justificando su uso, dos ejemplos de aplicaciones de propósito general y otros dos de propósito específico para cada uno de los siguientes entornos productivos:</text:p>
      <text:list text:style-name="L1">
        <text:list-item>
          <text:p text:style-name="P11">Agencia de viajes.</text:p>
        </text:list-item>
        <text:list-item>
          <text:p text:style-name="P12">Agencia de publicidad y marketing.</text:p>
        </text:list-item>
      </text:list>
      <text:p text:style-name="P4"/>
      <text:p text:style-name="P7"><text:span text:style-name="T10">Agencia de viajes:</text:span> </text:p>
      <text:list text:style-name="L2">
        <text:list-item>
          <text:p text:style-name="P14"><text:span text:style-name="Strong_20_Emphasis"><text:span text:style-name="T12">Travelport Mobile Agent:</text:span></text:span><text:span text:style-name="Strong_20_Emphasis"><text:span text:style-name="T7"> Esta aplicación ofrece acceso completo al contenido de GDS (Global System Distribution) o sistema de distribucion global en español. Requiere una cuenta GDS valida.</text:span></text:span></text:p>
        </text:list-item>
        <text:list-item>
          <text:p text:style-name="P14"><text:span text:style-name="Strong_20_Emphasis"><text:span text:style-name="T12">TourBuddy</text:span></text:span><text:span text:style-name="Strong_20_Emphasis"><text:span text:style-name="T7">: Ofrece a las agencias de viaje la posibilidad de planificar recorridos interactivos y guiados que luego un cliente podra descargar en un dispositivo propio o de alquiler.</text:span></text:span></text:p>
        </text:list-item>
        <text:list-item>
          <text:p text:style-name="P15"><text:span text:style-name="Strong_20_Emphasis"><text:span text:style-name="T14">Google Maps: </text:span></text:span><text:span text:style-name="Strong_20_Emphasis"><text:span text:style-name="T9">Permite de forma gratuita y sencilla la creacion de rutas, visualizacion de horarios del transporte publico, reseñas de lugares turisticos, y otras funciones mas.</text:span></text:span></text:p>
        </text:list-item>
        <text:list-item>
          <text:p text:style-name="P13"><text:span text:style-name="Strong_20_Emphasis"><text:span text:style-name="T13">Soldo: </text:span></text:span><text:span text:style-name="Strong_20_Emphasis"><text:span text:style-name="T8">La aplicación automatiza la gestion de pagos y gastos que se realicen durante un viaje, permitiendo hacer un seguimiento de los mismos.</text:span></text:span></text:p>
        </text:list-item>
      </text:list>
      <text:p text:style-name="P9"><text:span text:style-name="Strong_20_Emphasis"><text:span text:style-name="T8"/></text:span></text:p>
      <text:p text:style-name="P9"><text:span text:style-name="Strong_20_Emphasis"><text:span text:style-name="T11">Agencia de publicidad y marketing:</text:span></text:span></text:p>
      <text:list text:style-name="L3">
        <text:list-item>
          <text:p text:style-name="P17">Sendinblue: <text:span text:style-name="T6">Aplicacion que permite de manera automatica o manual, comunicarse con los clientes por medio de diferentes canales (SMS, mail, etc.)</text:span></text:p>
        </text:list-item>
        <text:list-item>
          <text:p text:style-name="P17">Canva: <text:span text:style-name="T6">Utilizada muy comunmente en la actualidad, permite de manera sencilla crear diseños de anuncios o logos de cualquier tipo o formato.</text:span></text:p>
        </text:list-item>
        <text:list-item>
          <text:p text:style-name="P17">Adobe Photoshop<text:span text:style-name="T6">: Esta aplicación cuenta con funciones mas especificas sobre el diseño de imagenes, utilizada como en canva para la creacion de logos o anuncios.</text:span></text:p>
        </text:list-item>
        <text:list-item>
          <text:p text:style-name="P17">Google Analytics: <text:span text:style-name="T6">Permite hacer un seguimiento sobre sitios web, blogs y redes sociales. Dando informacion sobre estadisticas que le interesen al usuario</text:span></text:p>
        </text:list-item>
      </text:list>
      <text:p text:style-name="P8"/>
      <text:p text:style-name="P8"/>
      <text:p text:style-name="P8"><text:span text:style-name="Strong_20_Emphasis"><text:span text:style-name="T10">Actividad 2</text:span></text:span><text:span text:style-name="Strong_20_Emphasis">.- Licencias software.</text:span></text:p>
      <text:p text:style-name="P5"><text:soft-page-break/>Indica para cada una de las siguientes aplicaciones, el tipo de licencia que utiliza, intentando dar en términos generales si se trata de una licencia de software con código abierto, con código cerrado o de dominio público (sin licencia), y de manera específica la licencia exacta que utiliza.</text:p>
      <text:p text:style-name="P5">Por ejemplo: El programa de edición de gráficos vectoriales llamado Inkscape, usa una licencia <text:span text:style-name="acronym"><text:span text:style-name="T1">GPL</text:span></text:span>v3+, que es una licencia de software con código abierto, no permisiva, de tipo copyleft fuerte (software libre).</text:p>
      <text:p text:style-name="P5">Las aplicaciones son las siguientes:</text:p>
      <text:list text:style-name="L4">
        <text:list-item>
          <text:p text:style-name="P18">Microsoft Office 2021.</text:p>
        </text:list-item>
        <text:list-item>
          <text:p text:style-name="P18">Google Chrome.</text:p>
        </text:list-item>
        <text:list-item>
          <text:p text:style-name="P18">VLC Media Player.</text:p>
        </text:list-item>
        <text:list-item>
          <text:p text:style-name="P18">Avast Free Antivirus.</text:p>
        </text:list-item>
        <text:list-item>
          <text:p text:style-name="P19">Adobe Acrobat Pro.</text:p>
        </text:list-item>
      </text:list>
      <text:p text:style-name="P6"/>
      <text:p text:style-name="P6"/>
      <text:list text:continue-numbering="true" text:style-name="L4">
        <text:list-item>
          <text:p text:style-name="P16">Microsoft Office 2021: tiene una licencia de codigo cerrado y de <text:span text:style-name="T16">shareware debido a su periodo de prueba inicial, para luego pagar por el servicio</text:span></text:p>
        </text:list-item>
        <text:list-item>
          <text:p text:style-name="P16">Google Chrome: tiene licencia de codigo cerrado freeware, siendo distribuido de forma gratuita y por tiempo indefinido.</text:p>
        </text:list-item>
        <text:list-item>
          <text:p text:style-name="P16">VLC Media Player: esta bajo la licencia GPLv2, siendo de codigo libre y tipo copyleft fuerte</text:p>
        </text:list-item>
        <text:list-item>
          <text:p text:style-name="P16">Avast Free Antivirus: utiliza una licencia de codigo cerrado shareware, ya que tien su uso limitado a menos que se obtenga la version de pago</text:p>
        </text:list-item>
        <text:list-item>
          <text:p text:style-name="P16">Adobe Acrobat Pro: <text:span text:style-name="T15">usa una licencia de codigo cerrado EULA o CLUF, </text:span><text:span text:style-name="T16">solo puede usarlo el que lo haya comprado.</text:span></text:p>
        </text:list-item>
      </text:list>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6T09:10:45.685000000</meta:creation-date>
    <dc:date>2023-10-27T09:30:33.946000000</dc:date>
    <meta:editing-duration>PT1H13M54S</meta:editing-duration>
    <meta:editing-cycles>4</meta:editing-cycles>
    <meta:generator>LibreOffice/7.6.0.3$Windows_X86_64 LibreOffice_project/69edd8b8ebc41d00b4de3915dc82f8f0fc3b6265</meta:generator>
    <meta:document-statistic meta:table-count="0" meta:image-count="0" meta:object-count="0" meta:page-count="2" meta:paragraph-count="33" meta:word-count="499" meta:character-count="3112" meta:non-whitespace-character-count="2665"/>
  </office:meta>
</office:document-meta>
</file>